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c2c0" officeooo:paragraph-rsid="0008c2c0"/>
    </style:style>
    <style:style style:name="T1" style:family="text">
      <style:text-properties fo:font-size="28pt" style:font-size-asian="24.5pt" style:font-size-complex="28pt"/>
    </style:style>
    <style:style style:name="T2" style:family="text">
      <style:text-properties fo:font-size="28pt" officeooo:rsid="0008de69" style:font-size-asian="24.5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 and git hub</text:p>
      <text:p text:style-name="P1"><text:span text:style-name="T1">1. pwd commond they will tell which dir me hai</text:span></text:p>
      <text:p text:style-name="P1"><text:span text:style-name="T1">2.git version commond cheak which version install </text:span></text:p>
      <text:p text:style-name="P1"><text:span text:style-name="T1">3.git config --global user.name</text:span></text:p>
      <text:p text:style-name="P1"><text:span text:style-name="T1">4.git config <text:s/>--global user.email</text:span></text:p>
      <text:p text:style-name="P1"><text:span text:style-name="T1">5.git config --global –list they will tell detail</text:span></text:p>
      <text:p text:style-name="P1"><text:span text:style-name="T1">6.git clone command</text:span></text:p>
      <text:p text:style-name="P1"><text:span text:style-name="T1">step1 first we go which directory we clone </text:span></text:p>
      <text:p text:style-name="P1"><text:span text:style-name="T1">the folder</text:span></text:p>
      <text:p text:style-name="P1"><text:span text:style-name="T1">step2.the write git clone write git repo vala url like hppts like that</text:span></text:p>
      <text:p text:style-name="P1"><text:span text:style-name="T1">7. git commit</text:span></text:p>
      <text:p text:style-name="P1"><text:span text:style-name="T1">7.1 echo “ write any thing” &gt;&gt; start.txt</text:span></text:p>
      <text:p text:style-name="P1"><text:span text:style-name="T1">7.2 ls</text:span></text:p>
      <text:p text:style-name="P1"><text:soft-page-break/><text:span text:style-name="T1">7.3 cat start.txt</text:span></text:p>
      <text:p text:style-name="P1"><text:span text:style-name="T1">7.4 git add start.txt</text:span></text:p>
      <text:p text:style-name="P1"><text:span text:style-name="T1">7.5 git status</text:span></text:p>
      <text:p text:style-name="P1"><text:span text:style-name="T1">7.6 git commit -m “addding start text file”</text:span></text:p>
      <text:p text:style-name="P1"><text:span text:style-name="T1">7.7 </text:span><text:span text:style-name="T2">git </text:span><text:span text:style-name="T1">status</text:span></text:p>
      <text:p text:style-name="P1"><text:span text:style-name="T1">7.8 this is the push line</text:span></text:p>
      <text:p text:style-name="P1"><text:span text:style-name="T1">git push origin master </text:span><text:span text:style-name="T2">or main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09:10:49.378062385</meta:creation-date>
    <dc:date>2022-11-22T09:24:14.791575641</dc:date>
    <meta:editing-duration>PT1M3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112" meta:character-count="590" meta:non-whitespace-character-count="497"/>
  </office:meta>
</office:document-meta>
</file>